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ackID</text:p>
          </table:table-cell>
          <table:table-cell office:value-type="string">
            <text:p>TagNum</text:p>
          </table:table-cell>
          <table:table-cell office:value-type="string">
            <text:p>InstallData</text:p>
          </table:table-cell>
          <table:table-cell office:value-type="string">
            <text:p>SoftwareCo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01</text:p>
          </table:table-cell>
          <table:table-cell office:value-type="float" office:value="32808">
            <text:p>32808</text:p>
          </table:table-cell>
          <table:table-cell table:style-name="ce3" office:value-type="date" office:date-value="1995-09-13">
            <text:p>09/13/95</text:p>
          </table:table-cell>
          <table:table-cell office:value-type="float" office:value="754.95">
            <text:p>754.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B32</text:p>
          </table:table-cell>
          <table:table-cell office:value-type="float" office:value="32808">
            <text:p>32808</text:p>
          </table:table-cell>
          <table:table-cell table:style-name="ce3" office:value-type="date" office:date-value="1995-12-03">
            <text:p>12/03/95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B32</text:p>
          </table:table-cell>
          <table:table-cell office:value-type="float" office:value="37691">
            <text:p>37691</text:p>
          </table:table-cell>
          <table:table-cell table:style-name="ce3" office:value-type="date" office:date-value="1995-06-15">
            <text:p>06/15/95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B33</text:p>
          </table:table-cell>
          <table:table-cell office:value-type="float" office:value="57772">
            <text:p>57772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412.77">
            <text:p>412.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32808">
            <text:p>32808</text:p>
          </table:table-cell>
          <table:table-cell table:style-name="ce3" office:value-type="date" office:date-value="1996-01-12">
            <text:p>01/12/96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37691">
            <text:p>37691</text:p>
          </table:table-cell>
          <table:table-cell table:style-name="ce3" office:value-type="date" office:date-value="1995-06-15">
            <text:p>06/15/95</text:p>
          </table:table-cell>
          <table:table-cell office:value-type="float" office:value="227.5">
            <text:p>227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57222">
            <text:p>57222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170.24">
            <text:p>170.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9</text:p>
          </table:table-cell>
          <table:table-cell office:value-type="float" office:value="59836">
            <text:p>59836</text:p>
          </table:table-cell>
          <table:table-cell table:style-name="ce3" office:value-type="date" office:date-value="1995-10-30">
            <text:p>10/30/9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9</text:p>
          </table:table-cell>
          <table:table-cell office:value-type="float" office:value="77740">
            <text:p>77740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#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ackID</text:p>
          </table:table-cell>
          <table:table-cell office:value-type="string">
            <text:p>TagNum</text:p>
          </table:table-cell>
          <table:table-cell office:value-type="string">
            <text:p>InstallData</text:p>
          </table:table-cell>
          <table:table-cell office:value-type="string">
            <text:p>SoftwareCost</text:p>
          </table:table-cell>
          <table:table-cell office:value-type="string">
            <text:p>SoftwareName</text:p>
          </table:table-cell>
          <table:table-cell office:value-type="string">
            <text:p>ComputerModel</text:p>
          </table:table-cell>
        </table:table-row>
        <table:table-row table:style-name="ro1">
          <table:table-cell/>
          <table:table-cell office:value-type="string">
            <text:p>AC01</text:p>
          </table:table-cell>
          <table:table-cell office:value-type="float" office:value="32808">
            <text:p>32808</text:p>
          </table:table-cell>
          <table:table-cell table:style-name="ce3" office:value-type="date" office:date-value="1995-09-13">
            <text:p>09/13/95</text:p>
          </table:table-cell>
          <table:table-cell office:value-type="float" office:value="754.95">
            <text:p>754.95</text:p>
          </table:table-cell>
          <table:table-cell office:value-type="string">
            <text:p>Starcraft</text:p>
          </table:table-cell>
          <table:table-cell office:value-type="string">
            <text:p>HP</text:p>
          </table:table-cell>
        </table:table-row>
        <table:table-row table:style-name="ro1">
          <table:table-cell/>
          <table:table-cell office:value-type="string">
            <text:p>DB32</text:p>
          </table:table-cell>
          <table:table-cell office:value-type="float" office:value="32808">
            <text:p>32808</text:p>
          </table:table-cell>
          <table:table-cell table:style-name="ce3" office:value-type="date" office:date-value="1995-12-03">
            <text:p>12/03/95</text:p>
          </table:table-cell>
          <table:table-cell office:value-type="float" office:value="380">
            <text:p>380</text:p>
          </table:table-cell>
          <table:table-cell office:value-type="string">
            <text:p>Portal</text:p>
          </table:table-cell>
          <table:table-cell office:value-type="string">
            <text:p>HP</text:p>
          </table:table-cell>
        </table:table-row>
        <table:table-row table:style-name="ro1">
          <table:table-cell/>
          <table:table-cell office:value-type="string">
            <text:p>DB32</text:p>
          </table:table-cell>
          <table:table-cell office:value-type="float" office:value="37691">
            <text:p>37691</text:p>
          </table:table-cell>
          <table:table-cell table:style-name="ce3" office:value-type="date" office:date-value="1995-06-15">
            <text:p>06/15/95</text:p>
          </table:table-cell>
          <table:table-cell office:value-type="float" office:value="380">
            <text:p>380</text:p>
          </table:table-cell>
          <table:table-cell office:value-type="string">
            <text:p>Portal</text:p>
          </table:table-cell>
          <table:table-cell office:value-type="string">
            <text:p>Dell</text:p>
          </table:table-cell>
        </table:table-row>
        <table:table-row table:style-name="ro1">
          <table:table-cell/>
          <table:table-cell office:value-type="string">
            <text:p>DB33</text:p>
          </table:table-cell>
          <table:table-cell office:value-type="float" office:value="57772">
            <text:p>57772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412.77">
            <text:p>412.77</text:p>
          </table:table-cell>
          <table:table-cell office:value-type="string">
            <text:p>Diablo 2</text:p>
          </table:table-cell>
          <table:table-cell office:value-type="string">
            <text:p>Apple</text:p>
          </table:table-cell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32808">
            <text:p>32808</text:p>
          </table:table-cell>
          <table:table-cell table:style-name="ce3" office:value-type="date" office:date-value="1996-01-12">
            <text:p>01/12/96</text:p>
          </table:table-cell>
          <table:table-cell office:value-type="float" office:value="185">
            <text:p>185</text:p>
          </table:table-cell>
          <table:table-cell office:value-type="string">
            <text:p>Windows 95</text:p>
          </table:table-cell>
          <table:table-cell office:value-type="string">
            <text:p>HP</text:p>
          </table:table-cell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37691">
            <text:p>37691</text:p>
          </table:table-cell>
          <table:table-cell table:style-name="ce3" office:value-type="date" office:date-value="1995-06-15">
            <text:p>06/15/95</text:p>
          </table:table-cell>
          <table:table-cell office:value-type="float" office:value="227.5">
            <text:p>227.5</text:p>
          </table:table-cell>
          <table:table-cell office:value-type="string">
            <text:p>Windows 95</text:p>
          </table:table-cell>
          <table:table-cell office:value-type="string">
            <text:p>Dell</text:p>
          </table:table-cell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57222">
            <text:p>57222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170.24">
            <text:p>170.24</text:p>
          </table:table-cell>
          <table:table-cell office:value-type="string">
            <text:p>Windows 95</text:p>
          </table:table-cell>
          <table:table-cell office:value-type="string">
            <text:p>Microsoft</text:p>
          </table:table-cell>
        </table:table-row>
        <table:table-row table:style-name="ro1">
          <table:table-cell/>
          <table:table-cell office:value-type="string">
            <text:p>WP09</text:p>
          </table:table-cell>
          <table:table-cell office:value-type="float" office:value="59836">
            <text:p>59836</text:p>
          </table:table-cell>
          <table:table-cell table:style-name="ce3" office:value-type="date" office:date-value="1995-10-30">
            <text:p>10/30/95</text:p>
          </table:table-cell>
          <table:table-cell office:value-type="float" office:value="35">
            <text:p>35</text:p>
          </table:table-cell>
          <table:table-cell office:value-type="string">
            <text:p>Zork</text:p>
          </table:table-cell>
          <table:table-cell office:value-type="string">
            <text:p>Samsung</text:p>
          </table:table-cell>
        </table:table-row>
        <table:table-row table:style-name="ro1">
          <table:table-cell/>
          <table:table-cell office:value-type="string">
            <text:p>WP09</text:p>
          </table:table-cell>
          <table:table-cell office:value-type="float" office:value="77740">
            <text:p>77740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35">
            <text:p>35</text:p>
          </table:table-cell>
          <table:table-cell office:value-type="string">
            <text:p>Zork</text:p>
          </table:table-cell>
          <table:table-cell office:value-type="string">
            <text:p>IB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#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uters Table</text:p>
          </table:table-cell>
          <table:table-cell table:number-columns-repeated="3"/>
          <table:table-cell office:value-type="string">
            <text:p>Software Tabl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agNum</text:p>
          </table:table-cell>
          <table:table-cell office:value-type="string">
            <text:p>ComputerModel</text:p>
          </table:table-cell>
          <table:table-cell table:number-columns-repeated="2"/>
          <table:table-cell table:style-name="ce2" office:value-type="string">
            <text:p>PackID</text:p>
          </table:table-cell>
          <table:table-cell office:value-type="string">
            <text:p>SoftwareName</text:p>
          </table:table-cell>
        </table:table-row>
        <table:table-row table:style-name="ro1">
          <table:table-cell/>
          <table:table-cell office:value-type="float" office:value="32808">
            <text:p>32808</text:p>
          </table:table-cell>
          <table:table-cell office:value-type="string">
            <text:p>HP</text:p>
          </table:table-cell>
          <table:table-cell table:number-columns-repeated="2"/>
          <table:table-cell office:value-type="string">
            <text:p>AC01</text:p>
          </table:table-cell>
          <table:table-cell office:value-type="string">
            <text:p>Starcraft</text:p>
          </table:table-cell>
        </table:table-row>
        <table:table-row table:style-name="ro1">
          <table:table-cell/>
          <table:table-cell office:value-type="float" office:value="37691">
            <text:p>37691</text:p>
          </table:table-cell>
          <table:table-cell office:value-type="string">
            <text:p>Dell</text:p>
          </table:table-cell>
          <table:table-cell table:number-columns-repeated="2"/>
          <table:table-cell office:value-type="string">
            <text:p>DB32</text:p>
          </table:table-cell>
          <table:table-cell office:value-type="string">
            <text:p>Portal</text:p>
          </table:table-cell>
        </table:table-row>
        <table:table-row table:style-name="ro1">
          <table:table-cell/>
          <table:table-cell office:value-type="float" office:value="57772">
            <text:p>57772</text:p>
          </table:table-cell>
          <table:table-cell office:value-type="string">
            <text:p>Apple</text:p>
          </table:table-cell>
          <table:table-cell table:number-columns-repeated="2"/>
          <table:table-cell office:value-type="string">
            <text:p>DB33</text:p>
          </table:table-cell>
          <table:table-cell office:value-type="string">
            <text:p>Diablo 2</text:p>
          </table:table-cell>
        </table:table-row>
        <table:table-row table:style-name="ro1">
          <table:table-cell/>
          <table:table-cell office:value-type="float" office:value="57222">
            <text:p>57222</text:p>
          </table:table-cell>
          <table:table-cell office:value-type="string">
            <text:p>Microsoft</text:p>
          </table:table-cell>
          <table:table-cell table:number-columns-repeated="2"/>
          <table:table-cell office:value-type="string">
            <text:p>WP08</text:p>
          </table:table-cell>
          <table:table-cell office:value-type="string">
            <text:p>Windows 95</text:p>
          </table:table-cell>
        </table:table-row>
        <table:table-row table:style-name="ro1">
          <table:table-cell/>
          <table:table-cell office:value-type="float" office:value="59836">
            <text:p>59836</text:p>
          </table:table-cell>
          <table:table-cell office:value-type="string">
            <text:p>Samsung</text:p>
          </table:table-cell>
          <table:table-cell table:number-columns-repeated="2"/>
          <table:table-cell office:value-type="string">
            <text:p>WP09</text:p>
          </table:table-cell>
          <table:table-cell office:value-type="string">
            <text:p>Zork</text:p>
          </table:table-cell>
        </table:table-row>
        <table:table-row table:style-name="ro1">
          <table:table-cell/>
          <table:table-cell office:value-type="float" office:value="77740">
            <text:p>77740</text:p>
          </table:table-cell>
          <table:table-cell office:value-type="string">
            <text:p>IBM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Install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PackID</text:p>
          </table:table-cell>
          <table:table-cell table:style-name="ce2" office:value-type="string">
            <text:p>TagNum</text:p>
          </table:table-cell>
          <table:table-cell office:value-type="string">
            <text:p>InstallDate</text:p>
          </table:table-cell>
          <table:table-cell office:value-type="string">
            <text:p>SoftwareCostUS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01</text:p>
          </table:table-cell>
          <table:table-cell office:value-type="float" office:value="32808">
            <text:p>32808</text:p>
          </table:table-cell>
          <table:table-cell table:style-name="ce3" office:value-type="date" office:date-value="1995-09-13">
            <text:p>09/13/95</text:p>
          </table:table-cell>
          <table:table-cell office:value-type="float" office:value="754.95">
            <text:p>754.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B32</text:p>
          </table:table-cell>
          <table:table-cell office:value-type="float" office:value="32808">
            <text:p>32808</text:p>
          </table:table-cell>
          <table:table-cell table:style-name="ce3" office:value-type="date" office:date-value="1995-12-03">
            <text:p>12/03/95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B32</text:p>
          </table:table-cell>
          <table:table-cell office:value-type="float" office:value="37691">
            <text:p>37691</text:p>
          </table:table-cell>
          <table:table-cell table:style-name="ce3" office:value-type="date" office:date-value="1995-06-15">
            <text:p>06/15/95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B33</text:p>
          </table:table-cell>
          <table:table-cell office:value-type="float" office:value="57772">
            <text:p>57772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412.77">
            <text:p>412.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32808">
            <text:p>32808</text:p>
          </table:table-cell>
          <table:table-cell table:style-name="ce3" office:value-type="date" office:date-value="1996-01-12">
            <text:p>01/12/96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37691">
            <text:p>37691</text:p>
          </table:table-cell>
          <table:table-cell table:style-name="ce3" office:value-type="date" office:date-value="1995-06-15">
            <text:p>06/15/95</text:p>
          </table:table-cell>
          <table:table-cell office:value-type="float" office:value="227.5">
            <text:p>227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8</text:p>
          </table:table-cell>
          <table:table-cell office:value-type="float" office:value="57222">
            <text:p>57222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170.24">
            <text:p>170.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9</text:p>
          </table:table-cell>
          <table:table-cell office:value-type="float" office:value="59836">
            <text:p>59836</text:p>
          </table:table-cell>
          <table:table-cell table:style-name="ce3" office:value-type="date" office:date-value="1995-10-30">
            <text:p>10/30/9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P09</text:p>
          </table:table-cell>
          <table:table-cell office:value-type="float" office:value="77740">
            <text:p>77740</text:p>
          </table:table-cell>
          <table:table-cell table:style-name="ce3" office:value-type="date" office:date-value="1995-05-27">
            <text:p>05/27/95</text:p>
          </table:table-cell>
          <table:table-cell office:value-type="float" office:value="35">
            <text:p>3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4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15S</meta:editing-duration>
    <meta:editing-cycles>3</meta:editing-cycles>
    <meta:generator>OpenOffice.org/3.4.1$Win32 OpenOffice.org_project/341m1$Build-9593</meta:generator>
    <dc:date>2014-03-26T14:14:31.83</dc:date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